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1.636cm" fo:break-before="auto" style:use-optimal-row-height="false"/>
    </style:style>
    <style:style style:name="ro4" style:family="table-row">
      <style:table-row-properties style:row-height="6.369cm" fo:break-before="auto" style:use-optimal-row-height="true"/>
    </style:style>
    <style:style style:name="ro5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972f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74" style:family="table-cell" style:parent-style-name="Default">
      <style:table-cell-properties fo:wrap-option="wrap"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68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75" style:family="table-cell" style:parent-style-name="Default">
      <style:table-cell-properties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4" style:family="table-cell" style:parent-style-name="Default">
      <style:table-cell-properties fo:background-color="#ffe994"/>
    </style:style>
    <style:style style:name="T1" style:family="text">
      <style:text-properties style:language-complex="none" style:country-complex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;Arial" style:font-name-asian="DejaVu Sans" style:font-name="Liberation Sans;Arial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;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Liberation Sans;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iberation Sans;Arial" style:language-complex="none" style:country-complex="none" fo:language="none" fo:country="none" fo:text-shadow="none" fo:font-style="normal" style:text-underline-style="none" style:text-underline-color="font-color" style:font-size-asian="10pt" style:font-name="Liberation Sans;Arial" fo:font-weight="normal" style:text-line-through-type="none" style:text-outline="false" style:text-line-through-mode="continuous" style:language-asian="none" style:country-asian="none" style:font-name-asian="DejaVu Sans" style:font-weight-asian="normal" style:font-style-asian="normal" style:text-emphasize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Liberation Sans;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complex="Liberation Sans;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text-underline-style="none" style:text-underline-color="font-color" style:font-name-asian="DejaVu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AU" style:language-asian="zh" style:country-asian="CN" style:language-complex="hi" style:country-complex="IN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1" table:default-cell-style-name="ce61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number-columns-repeated="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6" table:default-cell-style-name="Default"/>
        <table:table-column table:style-name="co8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63" office:value-type="string" calcext:value-type="string">
            <text:p>dataset_length_1</text:p>
          </table:table-cell>
          <table:table-cell table:style-name="ce63" office:value-type="string" calcext:value-type="string">
            <text:p>dataset_length_100</text:p>
          </table:table-cell>
          <table:table-cell table:style-name="ce63" office:value-type="string" calcext:value-type="string">
            <text:p>dataset_length_10000</text:p>
          </table:table-cell>
          <table:table-cell table:style-name="ce63" office:value-type="string" calcext:value-type="string">
            <text:p>dataset_length_increase</text:p>
          </table:table-cell>
          <table:table-cell table:style-name="ce13" office:value-type="string" calcext:value-type="string">
            <text:p>More datasets to be filled</text:p>
          </table:table-cell>
          <table:table-cell table:style-name="ce63" table:number-columns-repeated="3"/>
          <table:table-cell table:style-name="ce73" table:number-columns-repeated="22"/>
          <table:table-cell table:style-name="ce68" table:number-columns-repeated="993"/>
        </table:table-row>
        <table:table-row table:style-name="ro2">
          <table:table-cell office:value-type="string" calcext:value-type="string">
            <text:p>Short description</text:p>
          </table:table-cell>
          <table:table-cell table:style-name="ce6" office:value-type="string" calcext:value-type="string">
            <text:p>Change in value, by 10 to the power of increasing n.</text:p>
          </table:table-cell>
          <table:table-cell table:style-name="ce6" office:value-type="string" calcext:value-type="string">
            <text:p><text:span text:style-name="T4">Chang randomly </text:span>in value with dataset length of 100. </text:p>
          </table:table-cell>
          <table:table-cell table:style-name="ce6" office:value-type="string" calcext:value-type="string">
            <text:p><text:span text:style-name="T5">(similar to dataset_length_100,) Chang randomly </text:span>in value with dataset length of 10000. </text:p>
          </table:table-cell>
          <table:table-cell table:style-name="ce6" office:value-type="string" calcext:value-type="string">
            <text:p>Dataset length increase, distributed from 10 to 10^7</text:p>
          </table:table-cell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 table:style-name="ce10" table:number-columns-repeated="1015"/>
        </table:table-row>
        <table:table-row table:style-name="ro3">
          <table:table-cell office:value-type="string" calcext:value-type="string">
            <text:p>Detailed description </text:p>
          </table:table-cell>
          <table:table-cell table:style-name="ce65" office:value-type="string" calcext:value-type="string">
            <text:p>Each dataset contains 1 datapoint only. That data point is 1,n | n = {10,100,1000,,,, 10^60}</text:p>
            <text:p><text:span text:style-name="T1"/></text:p>
          </table:table-cell>
          <table:table-cell table:style-name="ce65" office:value-type="string" calcext:value-type="string">
            <text:p>Each dataset is 100-data-point long. The first original one contains data points whose values are in increasing order with step = 1</text:p>
            <text:p/>
            <text:p>The following datasets will have a certain number (called X) of data points changed. And each data point has either x or y changed (by 1-&gt;10 units, plus or minus)</text:p>
            <text:p/>
            <text:p><text:span text:style-name="T2">X is defined to increase following Fibonacii sequence. DS1,2,3,4,5,6,7,... has 0,1,2,3,5,8,13,... datapoints changed. The last X which is greater than its dataset length will be changed to data length value. </text:span></text:p>
            <text:p/>
            <text:p>This is chosen to test how change in value in different coverage percentage will affect the stack trace quickly instead of increase X with a assigned step.</text:p>
            <text:p/>
          </table:table-cell>
          <table:table-cell table:style-name="ce65" office:value-type="string" calcext:value-type="string">
            <text:p>Each dataset is 10000-data-point long. The first original one contains data points whose values are in increasing order with step = 1</text:p>
            <text:p/>
            <text:p>The following datasets will have a certain number (called X) of data points changed. And each data point has either x or y changed (by 1→10 units, plus or minus)</text:p>
            <text:p/>
            <text:p>X is defined to increase following Fibonacii sequence. DS1,2,3,4,5,6,7,... has 0,1,2,3,5,8,13,... datapoints changed. The last X which is greater than its dataset length will be changed to data length value. </text:p>
            <text:p/>
            <text:p>This is chosen to test how change in value in different coverage percentage will affect the stack trace quickly instead of increase X with a assigned step.</text:p>
            <text:p/>
          </table:table-cell>
          <table:table-cell table:style-name="ce11" office:value-type="string" calcext:value-type="string">
            <text:p>Datasets with length X have values in increasing order with step = 1</text:p>
            <text:p/>
            <text:p><text:span text:style-name="T2">X is {</text:span><text:span text:style-name="T6">10,20,11,10,10,10,10,12,50,100,500,1000,2000,4000,6000,8000,10000,50000,100000,500000,1000 000,5000 000,10 000 000, 50 000 000}</text:span></text:p>
          </table:table-cell>
          <table:table-cell table:style-name="ce70"/>
          <table:table-cell table:style-name="ce71"/>
          <table:table-cell table:style-name="ce72"/>
          <table:table-cell table:style-name="ce64"/>
          <table:table-cell table:style-name="ce74" table:number-columns-repeated="2"/>
          <table:table-cell table:style-name="ce75"/>
          <table:table-cell table:style-name="ce74" table:number-columns-repeated="7"/>
          <table:table-cell table:style-name="ce68" table:number-columns-repeated="1005"/>
        </table:table-row>
        <table:table-row table:style-name="ro4">
          <table:table-cell office:value-type="string" calcext:value-type="string">
            <text:p>Examples:</text:p>
          </table:table-cell>
          <table:table-cell table:style-name="ce65" office:value-type="string" calcext:value-type="string">
            <text:p><text:span text:style-name="T2">DS1: 1,10</text:span></text:p>
            <text:p><text:span text:style-name="T2">DS2: 1,100</text:span></text:p>
            <text:p><text:span text:style-name="T2">...</text:span></text:p>
            <text:p><text:span text:style-name="T3">DS60: 1,10^60</text:span></text:p>
          </table:table-cell>
          <table:table-cell table:style-name="ce65" office:value-type="string" calcext:value-type="string">
            <text:p>DS1: </text:p>
            <text:p>1,1</text:p>
            <text:p>2,2</text:p>
            <text:p>...</text:p>
            <text:p>100,100</text:p>
            <text:p/>
            <text:p>--------------------------</text:p>
            <text:p/>
            <text:p>DS2:</text:p>
            <text:p>1,1</text:p>
            <text:p>2,2</text:p>
            <text:p>…</text:p>
            <text:p>10,15</text:p>
            <text:p>…</text:p>
            <text:p>100,100</text:p>
            <text:p/>
          </table:table-cell>
          <table:table-cell table:style-name="ce65" office:value-type="string" calcext:value-type="string">
            <text:p>DS1: </text:p>
            <text:p>1,1</text:p>
            <text:p>2,2</text:p>
            <text:p>...</text:p>
            <text:p>10000,10000</text:p>
            <text:p/>
            <text:p>--------------------------</text:p>
            <text:p/>
            <text:p>DS2:</text:p>
            <text:p>1,1</text:p>
            <text:p>2,2</text:p>
            <text:p>…</text:p>
            <text:p>109,105</text:p>
            <text:p>…</text:p>
            <text:p>10000,10000</text:p>
            <text:p/>
          </table:table-cell>
          <table:table-cell table:style-name="ce11" office:value-type="string" calcext:value-type="string">
            <text:p>DS1:</text:p>
            <text:p>1,1</text:p>
            <text:p>2,2</text:p>
            <text:p>…</text:p>
            <text:p>10,10</text:p>
            <text:p/>
            <text:p>-----------------------</text:p>
            <text:p/>
            <text:p>DS24:</text:p>
            <text:p>1,1</text:p>
            <text:p>2,2,</text:p>
            <text:p>…</text:p>
            <text:p>10^7*5,10^7*5</text:p>
          </table:table-cell>
          <table:table-cell table:style-name="ce70"/>
          <table:table-cell table:style-name="ce71"/>
          <table:table-cell table:style-name="ce72"/>
          <table:table-cell table:style-name="ce64"/>
          <table:table-cell table:style-name="ce74" table:number-columns-repeated="2"/>
          <table:table-cell table:style-name="ce75"/>
          <table:table-cell table:style-name="ce74" table:number-columns-repeated="7"/>
          <table:table-cell table:style-name="ce68" table:number-columns-repeated="1005"/>
        </table:table-row>
        <table:table-row table:style-name="ro5">
          <table:table-cell office:value-type="string" calcext:value-type="string">
            <text:p>Purpose</text:p>
          </table:table-cell>
          <table:table-cell table:style-name="ce65" office:value-type="string" calcext:value-type="string">
            <text:p>See how change in an individual data point affects the stack trace</text:p>
          </table:table-cell>
          <table:table-cell table:number-columns-repeated="2" table:style-name="ce65" office:value-type="string" calcext:value-type="string">
            <text:p>To see how change in dataset values affects the stack trace</text:p>
          </table:table-cell>
          <table:table-cell table:style-name="ce65" office:value-type="string" calcext:value-type="string">
            <text:p>To see how change in dataset length affects the stack trace</text:p>
          </table:table-cell>
          <table:table-cell table:style-name="ce65" table:number-columns-repeated="4"/>
          <table:table-cell table:style-name="ce68"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17"/>
          <table:table-cell table:style-name="ce4" table:number-columns-repeated="100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/>
          <table:table-cell table:style-name="ce9" table:number-columns-repeated="3"/>
          <table:table-cell table:style-name="ce12"/>
          <table:table-cell table:style-name="ce15"/>
          <table:table-cell table:style-name="ce17"/>
          <table:table-cell table:style-name="ce19"/>
          <table:table-cell table:style-name="ce9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 table:number-columns-repeated="2"/>
          <table:table-cell table:style-name="ce10" table:number-columns-repeated="10"/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10" table:number-columns-repeated="14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5:43:51.726509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2-01-14T17:22:36.339876738</dc:date>
    <meta:editing-duration>PT7H34M16S</meta:editing-duration>
    <meta:editing-cycles>17</meta:editing-cycles>
    <meta:generator>LibreOffice/6.4.7.2$Linux_X86_64 LibreOffice_project/40$Build-2</meta:generator>
    <meta:document-statistic meta:table-count="1" meta:cell-count="27" meta:object-count="0"/>
  </office:meta>
</office:document-meta>
</file>